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usCheckDigit.toCheckDigit( int char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ulusCheckDigit.sumDigits( int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ulusCheckDigit.getModul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usCheckDigit.calculate( String 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ulusCheckDigit.ModulusCheckDigit( int modul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usCheckDigit.isValid( String c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ulusCheckDigit.toInt( char character , int leftPos , int right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ulusCheckDigit.calculateModulus( String code , boolean includesCheckDig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